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0dbba9" officeooo:paragraph-rsid="000dbba9"/>
    </style:style>
    <style:style style:name="P5" style:family="paragraph" style:parent-style-name="Text_20_body">
      <style:text-properties officeooo:rsid="000f3409" officeooo:paragraph-rsid="000f3409"/>
    </style:style>
    <style:style style:name="P6" style:family="paragraph" style:parent-style-name="Text_20_body">
      <style:text-properties officeooo:rsid="0010c337" officeooo:paragraph-rsid="0010c337"/>
    </style:style>
    <style:style style:name="P7" style:family="paragraph" style:parent-style-name="Text_20_body">
      <style:text-properties officeooo:rsid="00118764" officeooo:paragraph-rsid="00118764"/>
    </style:style>
    <style:style style:name="P8" style:family="paragraph" style:parent-style-name="Text_20_body">
      <style:text-properties officeooo:rsid="0015c288" officeooo:paragraph-rsid="0015c288"/>
    </style:style>
    <style:style style:name="P9" style:family="paragraph" style:parent-style-name="Text_20_body">
      <style:text-properties officeooo:rsid="00161021" officeooo:paragraph-rsid="00161021"/>
    </style:style>
    <style:style style:name="P10" style:family="paragraph" style:parent-style-name="Text_20_body">
      <style:text-properties officeooo:rsid="0017d318" officeooo:paragraph-rsid="0017d318"/>
    </style:style>
    <style:style style:name="P11" style:family="paragraph" style:parent-style-name="Text_20_body">
      <style:text-properties officeooo:paragraph-rsid="0017d318"/>
    </style:style>
    <style:style style:name="P12" style:family="paragraph" style:parent-style-name="Text_20_body">
      <style:text-properties officeooo:paragraph-rsid="001819c2"/>
    </style:style>
    <style:style style:name="P13" style:family="paragraph" style:parent-style-name="Text_20_body">
      <style:text-properties officeooo:rsid="001819c2" officeooo:paragraph-rsid="001819c2"/>
    </style:style>
    <style:style style:name="P1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15" style:family="paragraph" style:parent-style-name="Table_20_Contents">
      <style:text-properties officeooo:rsid="00061804" officeooo:paragraph-rsid="00061804"/>
    </style:style>
    <style:style style:name="P16" style:family="paragraph" style:parent-style-name="Table_20_Contents">
      <style:text-properties officeooo:rsid="0007e1f2" officeooo:paragraph-rsid="0007e1f2"/>
    </style:style>
    <style:style style:name="P17" style:family="paragraph" style:parent-style-name="Text_20_body" style:list-style-name="L1">
      <style:text-properties officeooo:rsid="00061804" officeooo:paragraph-rsid="00061804"/>
    </style:style>
    <style:style style:name="P18" style:family="paragraph" style:parent-style-name="Text_20_body" style:list-style-name="L2">
      <style:text-properties officeooo:rsid="000f3409" officeooo:paragraph-rsid="000f3409"/>
    </style:style>
    <style:style style:name="P19" style:family="paragraph" style:parent-style-name="Text_20_body" style:list-style-name="L3">
      <style:text-properties officeooo:rsid="000f3409" officeooo:paragraph-rsid="000f3409"/>
    </style:style>
    <style:style style:name="P20" style:family="paragraph" style:parent-style-name="Text_20_body" style:list-style-name="L5">
      <style:text-properties officeooo:rsid="000f3409" officeooo:paragraph-rsid="000f3409"/>
    </style:style>
    <style:style style:name="P21" style:family="paragraph" style:parent-style-name="Text_20_body" style:list-style-name="L3">
      <style:text-properties officeooo:rsid="0010c337" officeooo:paragraph-rsid="0010c337"/>
    </style:style>
    <style:style style:name="P22" style:family="paragraph" style:parent-style-name="Text_20_body" style:list-style-name="L4">
      <style:text-properties officeooo:rsid="0010c337" officeooo:paragraph-rsid="0010c337"/>
    </style:style>
    <style:style style:name="P23" style:family="paragraph" style:parent-style-name="Text_20_body" style:list-style-name="L5">
      <style:text-properties officeooo:rsid="0010c337" officeooo:paragraph-rsid="0010c337"/>
    </style:style>
    <style:style style:name="P24" style:family="paragraph" style:parent-style-name="Text_20_body" style:list-style-name="L6">
      <style:text-properties officeooo:rsid="0010c337" officeooo:paragraph-rsid="0010c337"/>
    </style:style>
    <style:style style:name="P25" style:family="paragraph" style:parent-style-name="Text_20_body" style:list-style-name="L7">
      <style:text-properties officeooo:rsid="0007e1f2" officeooo:paragraph-rsid="0007e1f2"/>
    </style:style>
    <style:style style:name="P26" style:family="paragraph" style:parent-style-name="Text_20_body" style:list-style-name="L8">
      <style:text-properties officeooo:rsid="0007e1f2" officeooo:paragraph-rsid="0007e1f2"/>
    </style:style>
    <style:style style:name="P27" style:family="paragraph" style:parent-style-name="Text_20_body" style:list-style-name="L10">
      <style:text-properties officeooo:rsid="0007e1f2" officeooo:paragraph-rsid="0007e1f2"/>
    </style:style>
    <style:style style:name="P28" style:family="paragraph" style:parent-style-name="Text_20_body" style:list-style-name="L9">
      <style:text-properties officeooo:rsid="0017d318" officeooo:paragraph-rsid="0017d318"/>
    </style:style>
    <style:style style:name="P29" style:family="paragraph" style:parent-style-name="Text_20_body" style:list-style-name="L11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2">
      <style:text-properties officeooo:rsid="0015c288" officeooo:paragraph-rsid="0015c288"/>
    </style:style>
    <style:style style:name="P31" style:family="paragraph" style:parent-style-name="Text_20_body" style:list-style-name="L13">
      <style:text-properties officeooo:rsid="0015c288" officeooo:paragraph-rsid="0015c288"/>
    </style:style>
    <style:style style:name="P32" style:family="paragraph" style:parent-style-name="Text_20_body" style:list-style-name="L13">
      <style:text-properties officeooo:paragraph-rsid="00161021"/>
    </style:style>
    <style:style style:name="P33" style:family="paragraph" style:parent-style-name="Text_20_body" style:list-style-name="L13">
      <style:text-properties officeooo:rsid="00161021" officeooo:paragraph-rsid="00161021"/>
    </style:style>
    <style:style style:name="P34" style:family="paragraph" style:parent-style-name="Text_20_body" style:list-style-name="L14">
      <style:text-properties officeooo:rsid="000dbba9" officeooo:paragraph-rsid="000dbba9"/>
    </style:style>
    <style:style style:name="P35" style:family="paragraph" style:parent-style-name="Text_20_body" style:list-style-name="L15">
      <style:text-properties officeooo:rsid="000dbba9" officeooo:paragraph-rsid="000dbba9"/>
    </style:style>
    <style:style style:name="P36" style:family="paragraph" style:parent-style-name="Text_20_body">
      <style:text-properties officeooo:rsid="0018a4ed" officeooo:paragraph-rsid="0018a4ed"/>
    </style:style>
    <style:style style:name="P37" style:family="paragraph" style:parent-style-name="Heading_20_1">
      <style:text-properties officeooo:rsid="0007e1f2" officeooo:paragraph-rsid="0007e1f2"/>
    </style:style>
    <style:style style:name="P38" style:family="paragraph" style:parent-style-name="Heading_20_1">
      <style:paragraph-properties fo:break-before="page"/>
      <style:text-properties officeooo:rsid="0007e1f2" officeooo:paragraph-rsid="0007e1f2"/>
    </style:style>
    <style:style style:name="P39" style:family="paragraph" style:parent-style-name="Heading_20_1">
      <style:paragraph-properties fo:break-before="page"/>
      <style:text-properties officeooo:rsid="000dbba9" officeooo:paragraph-rsid="000dbba9"/>
    </style:style>
    <style:style style:name="P40" style:family="paragraph" style:parent-style-name="Heading_20_2">
      <style:text-properties officeooo:rsid="0018a4ed" officeooo:paragraph-rsid="0018a4ed"/>
    </style:style>
    <style:style style:name="P41" style:family="paragraph" style:parent-style-name="Heading_20_3">
      <style:text-properties officeooo:paragraph-rsid="00161021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style:style style:name="T8" style:family="text">
      <style:text-properties officeooo:rsid="0010c337"/>
    </style:style>
    <style:style style:name="T9" style:family="text">
      <style:text-properties officeooo:rsid="0016102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7d3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639037267084840782" text:style-name="L1">
        <text:list-item>
          <text:p text:style-name="P17">URL</text:p>
        </text:list-item>
        <text:list-item>
          <text:p text:style-name="P17">Access date/time - list</text:p>
        </text:list-item>
        <text:list-item>
          <text:p text:style-name="P17">Accessed from (ie parents) – list of object references</text:p>
        </text:list-item>
        <text:list-item>
          <text:p text:style-name="P17">Websites accessed (ie children) – list of object references</text:p>
        </text:list-item>
        <text:list-item>
          <text:p text:style-name="P17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Data type</text:p>
          </table:table-cell>
          <table:table-cell table:style-name="Table1.A1" office:value-type="string">
            <text:p text:style-name="P15">Data Access</text:p>
          </table:table-cell>
          <table:table-cell table:style-name="Table1.C1" office:value-type="string">
            <text:p text:style-name="P15">Pros/Cons</text:p>
          </table:table-cell>
        </table:table-row>
        <table:table-row>
          <table:table-cell table:style-name="Table1.A2" office:value-type="string">
            <text:p text:style-name="P15">List</text:p>
          </table:table-cell>
          <table:table-cell table:style-name="Table1.A2" office:value-type="string">
            <text:p text:style-name="P15">Scan list every time to determine all entries which contain current node as parent.</text:p>
            <text:p text:style-name="P15">Time Compl.: O(n^2)</text:p>
          </table:table-cell>
          <table:table-cell table:style-name="Table1.C2" office:value-type="string">
            <text:p text:style-name="P15">+ Very easy to implement child/parent finding</text:p>
            <text:p text:style-name="P15">+ Fast enough on small scale</text:p>
            <text:p text:style-name="P15">- Does not scale</text:p>
            <text:p text:style-name="P15"/>
          </table:table-cell>
        </table:table-row>
        <table:table-row>
          <table:table-cell table:style-name="Table1.A2" office:value-type="string">
            <text:p text:style-name="P15">Map (parent url → object list)</text:p>
          </table:table-cell>
          <table:table-cell table:style-name="Table1.A2" office:value-type="string">
            <text:p text:style-name="P15">Get current URL, get list of parents from map, draw.</text:p>
            <text:p text:style-name="P15">Time Compl.: O(n)</text:p>
          </table:table-cell>
          <table:table-cell table:style-name="Table1.C2" office:value-type="string">
            <text:p text:style-name="P15">+ Much faster</text:p>
            <text:p text:style-name="P15">- More difficult to implement</text:p>
            <text:p text:style-name="P15">- Not easy to find children</text:p>
            <text:p text:style-name="P15">- More pointers → more RAM</text:p>
          </table:table-cell>
        </table:table-row>
        <table:table-row>
          <table:table-cell table:style-name="Table1.A2" office:value-type="string">
            <text:p text:style-name="P15">Map (child url → object list)</text:p>
          </table:table-cell>
          <table:table-cell table:style-name="Table1.A2" office:value-type="string">
            <text:p text:style-name="P15">As above, but with children</text:p>
          </table:table-cell>
          <table:table-cell table:style-name="Table1.C2" office:value-type="string">
            <text:p text:style-name="P15">As above</text:p>
          </table:table-cell>
        </table:table-row>
        <table:table-row>
          <table:table-cell table:style-name="Table1.A2" office:value-type="string">
            <text:p text:style-name="P15">Two mappings</text:p>
          </table:table-cell>
          <table:table-cell table:style-name="Table1.A2" office:value-type="string">
            <text:p text:style-name="P15">As above for both children and parents</text:p>
          </table:table-cell>
          <table:table-cell table:style-name="Table1.C2" office:value-type="string">
            <text:p text:style-name="P15">As above AND</text:p>
            <text:p text:style-name="P15">+ Both directions easy to find</text:p>
            <text:p text:style-name="P15">- More difficult to implement and test</text:p>
            <text:p text:style-name="P15">- More data duplication</text:p>
          </table:table-cell>
        </table:table-row>
        <table:table-row>
          <table:table-cell table:style-name="Table1.A2" office:value-type="string">
            <text:p text:style-name="P15">Internal SQL database</text:p>
          </table:table-cell>
          <table:table-cell table:style-name="Table1.A2" office:value-type="string">
            <text:p text:style-name="P15">Use SQL to CRUD</text:p>
          </table:table-cell>
          <table:table-cell table:style-name="Table1.C2" office:value-type="string">
            <text:p text:style-name="P15">+ Common interface, arbitrary SQL implementation</text:p>
            <text:p text:style-name="P15">+ likely fast</text:p>
            <text:p text:style-name="P15">+ easier to maintain than mappings</text:p>
            <text:p text:style-name="P15">+ a<text:span text:style-name="T1">v</text:span>oids duplication</text:p>
            <text:p text:style-name="P15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Solution</text:p>
          </table:table-cell>
          <table:table-cell table:style-name="Table2.A1" office:value-type="string">
            <text:p text:style-name="P15">Conversion method</text:p>
          </table:table-cell>
          <table:table-cell table:style-name="Table2.C1" office:value-type="string">
            <text:p text:style-name="P15">Pros/Cons</text:p>
          </table:table-cell>
        </table:table-row>
        <table:table-row>
          <table:table-cell table:style-name="Table2.A2" office:value-type="string">
            <text:p text:style-name="P15">JSON</text:p>
          </table:table-cell>
          <table:table-cell table:style-name="Table2.A2" office:value-type="string">
            <text:p text:style-name="P15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15">+ dumping and loading built-in <text:soft-page-break/>and relatively fast</text:p>
            <text:p text:style-name="P15"/>
          </table:table-cell>
        </table:table-row>
        <table:table-row>
          <table:table-cell table:style-name="Table2.A2" office:value-type="string">
            <text:p text:style-name="P16">Internal database file</text:p>
          </table:table-cell>
          <table:table-cell table:style-name="Table2.A2" office:value-type="string">
            <text:p text:style-name="P16">Automatically created and maintained by DBMS</text:p>
          </table:table-cell>
          <table:table-cell table:style-name="Table2.C2" office:value-type="string">
            <text:p text:style-name="P16">+ easy to maintain, no input required whatsoever</text:p>
            <text:p text:style-name="P16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h text:style-name="Heading_20_1" text:outline-level="1">In-browser storage options</text:h>
      <text:p text:style-name="P5">Information taken from (check for up-to-date information): <text:a xlink:type="simple" xlink:href="https://developer.chrome.com/extensions/storage">https://developer.chrome.com/extensions/storage</text:a></text:p>
      <text:p text:style-name="P5">Using either localStorage API or Storage API.</text:p>
      <text:h text:style-name="Heading_20_3" text:outline-level="3">LocalStorage API</text:h>
      <text:p text:style-name="P5">Information taken from: <text:a xlink:type="simple" xlink:href="https://developer.mozilla.org/en-US/docs/Web/API/Web_Storage_API#localStorage">https://developer.mozilla.org/en-US/docs/Web/API/Web_Storage_API#localStorage</text:a></text:p>
      <text:list xml:id="list6792003037692914616" text:style-name="L2">
        <text:list-item>
          <text:p text:style-name="P18">Standard way a website can store persistent data</text:p>
        </text:list-item>
        <text:list-item>
          <text:p text:style-name="P18">Size limit of ~10MB</text:p>
        </text:list-item>
        <text:list-item>
          <text:p text:style-name="P18">Separate storage area for each origin → background page needed</text:p>
        </text:list-item>
      </text:list>
      <text:h text:style-name="Heading_20_3" text:outline-level="3">Storage API <text:span text:style-name="T8">(chosen)</text:span></text:h>
      <text:list xml:id="list5201196873821267557" text:style-name="L3">
        <text:list-item>
          <text:p text:style-name="P19">Data synced with Chrome sync</text:p>
        </text:list-item>
        <text:list-item>
          <text:p text:style-name="P19">Content script can access data without background script</text:p>
        </text:list-item>
        <text:list-item>
          <text:p text:style-name="P19">Settings can be persisted even within incognito</text:p>
        </text:list-item>
        <text:list-item>
          <text:p text:style-name="P19">asynchronous → higher performance than localStorage</text:p>
        </text:list-item>
        <text:list-item>
          <text:p text:style-name="P19">JS objects can be stored vs. string storage in localStorage solution</text:p>
        </text:list-item>
        <text:list-item>
          <text:p text:style-name="P21">Size limited to ~100KB</text:p>
        </text:list-item>
      </text:list>
      <text:h text:style-name="Heading_20_3" text:outline-level="3">Firebase back-end</text:h>
      <text:p text:style-name="P6">Information taken from: <text:a xlink:type="simple" xlink:href="https://www.firebase.com/blog/2013-03-06-power-your-chrome-extension-with-firebase.html">https://www.firebase.com/blog/2013-03-06-power-your-chrome-extension-with-firebase.html</text:a></text:p>
      <text:list xml:id="list6096454924572178764" text:style-name="L4">
        <text:list-item>
          <text:p text:style-name="P22">Simple JavaScript API on JS object handling data synchronization across various machines</text:p>
        </text:list-item>
      </text:list>
      <text:p text:style-name="Text_20_body"/>
      <text:h text:style-name="Heading_20_3" text:outline-level="3"><text:soft-page-break/>Web SQL Database</text:h>
      <text:p text:style-name="P5">Information taken from: <text:a xlink:type="simple" xlink:href="http://www.html5rocks.com/en/features/storage">http://www.html5rocks.com/en/features/storage</text:a></text:p>
      <text:list xml:id="list2570004480025363067" text:style-name="L5">
        <text:list-item>
          <text:p text:style-name="P20">Full featured SQL database</text:p>
        </text:list-item>
        <text:list-item>
          <text:p text:style-name="P23">Abandoned, so not worth the effort.</text:p>
        </text:list-item>
      </text:list>
      <text:h text:style-name="Heading_20_3" text:outline-level="3">Indexed DB</text:h>
      <text:p text:style-name="P6">Information taken from: <text:a xlink:type="simple" xlink:href="http://code.tutsplus.com/tutorials/working-with-indexeddb--net-34673">http://code.tutsplus.com/tutorials/working-with-indexeddb--net-34673</text:a></text:p>
      <text:list xml:id="list9191264249883917114" text:style-name="L6">
        <text:list-item>
          <text:p text:style-name="P24">Simple key/value store object, including processsing abilities</text:p>
        </text:list-item>
        <text:list-item>
          <text:p text:style-name="P24"/>
        </text:list-item>
      </text:list>
      <text:h text:style-name="Heading_20_2" text:outline-level="2"><text:span text:style-name="T1">L</text:span>oading sessions</text:h>
      <text:list xml:id="list736451459598661847" text:style-name="L7">
        <text:list-item>
          <text:p text:style-name="P25">Search internal storage (or whichever medium used) for saved sessions</text:p>
        </text:list-item>
        <text:list-item>
          <text:p text:style-name="P25">Present user with list of options</text:p>
          <text:list>
            <text:list-item>
              <text:p text:style-name="P25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h text:style-name="Heading_20_1" text:outline-level="1">Listening to tab updates</text:h>
      <text:p text:style-name="P7">Can be done from background script using chrome.tabs.onUpdated.addListener(...).<text:line-break/>Source: <text:a xlink:type="simple" xlink:href="https://developer.chrome.com/extensions/tabs#event-onUpdated">https://developer.chrome.com/extensions/tabs#event-onUpdated</text:a></text:p>
      <text:p text:style-name="P7"/>
      <text:h text:style-name="P38" text:outline-level="1">Website quotation representation</text:h>
      <text:p text:style-name="P2">Information to be stored:</text:p>
      <text:list xml:id="list6748331309635585780" text:style-name="L8">
        <text:list-item>
          <text:p text:style-name="P26">Quote</text:p>
        </text:list-item>
        <text:list-item>
          <text:p text:style-name="P26">Time/Date</text:p>
        </text:list-item>
        <text:list-item>
          <text:p text:style-name="P26">(Optional) Website location - XPATH</text:p>
        </text:list-item>
        <text:list-item>
          <text:p text:style-name="P26">(Optional) User description</text:p>
        </text:list-item>
      </text:list>
      <text:h text:style-name="P40" text:outline-level="2">jsPlumb</text:h>
      <text:p text:style-name="P36">- use interact.js for zooming etc.: <text:a xlink:type="simple" xlink:href="http://interactjs.io/">link</text:a></text:p>
      <text:h text:style-name="Heading_20_2" text:outline-level="2">Alternative Dracula Graph library implementation</text:h>
      <text:p text:style-name="P13"><text:a xlink:type="simple" xlink:href="http://www.graphdracula.net/showcase/">Link to main website</text:a></text:p>
      <text:p text:style-name="P13">Easier, as it is SVG based, and not &lt;canvas&gt;. Potential is with respect to event listeners.</text:p>
      <text:h text:style-name="P37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14"/>
      <text:p text:style-name="P2"><text:s text:c="9"/>\ </text:p>
      <text:p text:style-name="P2"><text:s text:c="11"/>[] <text:s text:c="38"/>PRESENT</text:p>
      <text:p text:style-name="P14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288984564305509676" text:style-name="L10">
        <text:list-item>
          <text:p text:style-name="P27">All parents of the current node, up to X generations, as well as of the children</text:p>
        </text:list-item>
        <text:list-item>
          <text:p text:style-name="P27">All children of the current node, and the parents</text:p>
        </text:list-item>
        <text:list-item>
          <text:p text:style-name="P27">Links between parents and children, in following layout<text:line-break/>Nodes:<text:line-break/>[ <text:span text:style-name="T2">all node objects to be drawn </text:span>]<text:line-break/><text:soft-pag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3">Routines requires:</text:p>
      <text:list xml:id="list5513476773557322552" text:style-name="L11">
        <text:list-item>
          <text:p text:style-name="P29">Find number of rows and columns which can be displayed based on width/height</text:p>
        </text:list-item>
        <text:list-item>
          <text:p text:style-name="P29">Create list of all nodes by searching parents and children of current root node</text:p>
        </text:list-item>
        <text:list-item>
          <text:p text:style-name="P29">Create links array when parent/children array is built</text:p>
        </text:list-item>
      </text:list>
      <text:h text:style-name="Heading_20_1" text:outline-level="1">General Sigma.js research</text:h>
      <text:p text:style-name="P12"><text:span text:style-name="T11">Mouse listeners to interact with the graph: <text:s/></text:span><text:a xlink:type="simple" xlink:href="http://stackoverflow.com/questions/15566861/add-onclick-event-to-nodes-in-sigma-js"><text:span text:style-name="T11">stackoverflow</text:span></text:a><text:span text:style-name="T11"><text:line-break/>Further comment on same topic: </text:span><text:a xlink:type="simple" xlink:href="http://stackoverflow.com/questions/27214964/how-to-display-overnode-label-in-sigma-js-programmatically"><text:span text:style-name="T11">stackoverflow, select node solution</text:span></text:a></text:p>
      <text:p text:style-name="P12"/>
      <text:p text:style-name="P11"/>
      <text:h text:style-name="Heading_20_2" text:outline-level="2">History tree implementation</text:h>
      <text:p text:style-name="P8">Last updated: Jan 18 2016</text:p>
      <text:p text:style-name="P8"><text:span text:style-name="T10">Technology used</text:span>: Sigma.js<text:line-break/><text:span text:style-name="T10">Positioning</text:span> done by hand, in the following way:</text:p>
      <text:list xml:id="list5064241975150069546" text:style-name="L12">
        <text:list-item>
          <text:p text:style-name="P30">All nodes of one level placed on same y coordinate.</text:p>
        </text:list-item>
        <text:list-item>
          <text:p text:style-name="P30"><text:s/>X coordinate deduced by number of nodes in level, and spaces them out equally.</text:p>
        </text:list-item>
      </text:list>
      <text:p text:style-name="P9">Implementation using JS prototyping, and creating a “Graph” object which contains all accessor and manipulation methods.</text:p>
      <text:h text:style-name="P41" text:outline-level="3">Possible alternative technologies:</text:h>
      <text:p text:style-name="Standard">(Taken from StackOverflow Question: <text:a xlink:type="simple" xlink:href="http://stackoverflow.com/questions/14880817/javascript-hierarchy-tree-creator/14880887#14880887">link</text:a>)</text:p>
      <text:list xml:id="list525225720706384892" text:style-name="L13">
        <text:list-item>
          <text:p text:style-name="P31">goJS, mind map example: <text:a xlink:type="simple" xlink:href="http://gojs.net/latest/samples/mindMap.html">link</text:a></text:p>
        </text:list-item>
        <text:list-item>
          <text:p text:style-name="P33">JS InfoVis Toolkit: <text:a xlink:type="simple" xlink:href="http://philogb.github.io/jit/demos.html">demo link</text:a>, <text:a xlink:type="simple" xlink:href="http://philogb.github.io/jit/demos.html">hierarchical tree demo</text:a></text:p>
        </text:list-item>
        <text:list-item>
          <text:p text:style-name="P31">jsPlumb: <text:a xlink:type="simple" xlink:href="https://github.com/sporritt/jsPlumb">link</text:a></text:p>
        </text:list-item>
        <text:list-item>
          <text:p text:style-name="P32"><text:span text:style-name="T9">d3js: </text:span><text:a xlink:type="simple" xlink:href="http://bl.ocks.org/mbostock/4339083"><text:span text:style-name="T9">collasible tree</text:span></text:a><text:span text:style-name="T9"> </text:span></text:p>
        </text:list-item>
      </text:list>
      <text:h text:style-name="P39" text:outline-level="1">Functionality layout</text:h>
      <text:h text:style-name="Heading_20_2" text:outline-level="2">Content script</text:h>
      <text:p text:style-name="Text_20_body"/>
      <text:list xml:id="list4800240208695804734" text:style-name="L14">
        <text:list-item>
          <text:p text:style-name="P34">History graph drawing: content/history_tree.js</text:p>
        </text:list-item>
        <text:list-item>
          <text:p text:style-name="P34">Quote graph drawing: content/quote_graph.js</text:p>
        </text:list-item>
        <text:list-item>
          <text:p text:style-name="P34">Action listeners: in graph JS file</text:p>
        </text:list-item>
        <text:list-item>
          <text:p text:style-name="P34">General content script variables: content/content_script.js</text:p>
        </text:list-item>
        <text:list-item>
          <text:p text:style-name="P34">Message end-points: content/content_script.js</text:p>
        </text:list-item>
      </text:list>
      <text:h text:style-name="Heading_20_2" text:outline-level="2">Background <text:span text:style-name="T7">script</text:span></text:h>
      <text:list xml:id="list4291744314717662519" text:style-name="L15">
        <text:list-item>
          <text:p text:style-name="P35">History storage: background.js</text:p>
        </text:list-item>
        <text:list-item>
          <text:p text:style-name="P35">History to JSON conversion: background.js</text:p>
        </text:list-item>
        <text:list-item>
          <text:p text:style-name="P35">Session saving/loading: background.j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T29M50S</meta:editing-duration>
    <meta:editing-cycles>8</meta:editing-cycles>
    <meta:generator>LibreOffice/4.2.8.2$Linux_X86_64 LibreOffice_project/420m0$Build-2</meta:generator>
    <meta:initial-creator>Robin N</meta:initial-creator>
    <dc:date>2016-01-22T17:30:16.147090480</dc:date>
    <dc:creator>Robin N</dc:creator>
    <meta:document-statistic meta:table-count="2" meta:image-count="0" meta:object-count="0" meta:page-count="6" meta:paragraph-count="138" meta:word-count="856" meta:character-count="5734" meta:non-whitespace-character-count="4858"/>
  </office:meta>
</office:document-meta>
</file>